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449f" officeooo:paragraph-rsid="001e449f"/>
    </style:style>
    <style:style style:name="P2" style:family="paragraph" style:parent-style-name="Standard">
      <style:text-properties officeooo:rsid="001e449f" officeooo:paragraph-rsid="001f69de"/>
    </style:style>
    <style:style style:name="P3" style:family="paragraph" style:parent-style-name="Standard">
      <style:text-properties officeooo:rsid="001f69de" officeooo:paragraph-rsid="001f69de" fo:background-color="transparent"/>
    </style:style>
    <style:style style:name="P4" style:family="paragraph" style:parent-style-name="Standard">
      <style:text-properties officeooo:rsid="0020a711" officeooo:paragraph-rsid="0020a711" fo:background-color="transparent"/>
    </style:style>
    <style:style style:name="P5" style:family="paragraph" style:parent-style-name="Standard">
      <style:text-properties officeooo:rsid="0020b92a" officeooo:paragraph-rsid="0020b92a" fo:background-color="transparent"/>
    </style:style>
    <style:style style:name="P6" style:family="paragraph" style:parent-style-name="Standard">
      <style:text-properties officeooo:rsid="00217471" officeooo:paragraph-rsid="0020b92a" fo:background-color="transparent"/>
    </style:style>
    <style:style style:name="P7" style:family="paragraph" style:parent-style-name="Standard">
      <style:text-properties officeooo:rsid="00217471" officeooo:paragraph-rsid="00217471" fo:background-color="transparent"/>
    </style:style>
    <style:style style:name="P8" style:family="paragraph" style:parent-style-name="Standard">
      <style:text-properties officeooo:rsid="002788fa" officeooo:paragraph-rsid="002788fa" fo:background-color="transparent"/>
    </style:style>
    <style:style style:name="P9" style:family="paragraph" style:parent-style-name="Standard">
      <style:text-properties officeooo:rsid="002788fa" officeooo:paragraph-rsid="0028643a" fo:background-color="transparent"/>
    </style:style>
    <style:style style:name="P10" style:family="paragraph" style:parent-style-name="Standard">
      <style:text-properties officeooo:rsid="0028643a" officeooo:paragraph-rsid="0028643a" fo:background-color="transparent"/>
    </style:style>
    <style:style style:name="P11" style:family="paragraph" style:parent-style-name="Standard">
      <style:text-properties officeooo:rsid="0028643a" officeooo:paragraph-rsid="0045ab01" fo:background-color="transparent"/>
    </style:style>
    <style:style style:name="P12" style:family="paragraph" style:parent-style-name="Standard">
      <style:text-properties officeooo:rsid="0029633c" officeooo:paragraph-rsid="0029633c" fo:background-color="transparent"/>
    </style:style>
    <style:style style:name="P13" style:family="paragraph" style:parent-style-name="Standard">
      <style:text-properties officeooo:rsid="0030d63d" officeooo:paragraph-rsid="0030d63d" fo:background-color="transparent"/>
    </style:style>
    <style:style style:name="P14" style:family="paragraph" style:parent-style-name="Standard">
      <style:text-properties officeooo:rsid="00318d5a" officeooo:paragraph-rsid="00318d5a" fo:background-color="transparent"/>
    </style:style>
    <style:style style:name="P15" style:family="paragraph" style:parent-style-name="Standard">
      <style:text-properties officeooo:rsid="00393aa6" officeooo:paragraph-rsid="00393aa6" fo:background-color="transparent"/>
    </style:style>
    <style:style style:name="P16" style:family="paragraph" style:parent-style-name="Standard">
      <style:text-properties officeooo:rsid="004d21fe" officeooo:paragraph-rsid="004d21fe" fo:background-color="transparent"/>
    </style:style>
    <style:style style:name="P17" style:family="paragraph" style:parent-style-name="Standard">
      <style:text-properties officeooo:rsid="004d62d7" officeooo:paragraph-rsid="004d62d7" fo:background-color="transparent"/>
    </style:style>
    <style:style style:name="P18" style:family="paragraph" style:parent-style-name="Standard">
      <style:text-properties officeooo:rsid="006d349d" officeooo:paragraph-rsid="006d349d" fo:background-color="transparent"/>
    </style:style>
    <style:style style:name="P19" style:family="paragraph" style:parent-style-name="Standard">
      <style:text-properties officeooo:rsid="006eaa11" officeooo:paragraph-rsid="006eaa11" fo:background-color="transparent"/>
    </style:style>
    <style:style style:name="P20" style:family="paragraph" style:parent-style-name="Standard">
      <style:text-properties style:text-underline-style="solid" style:text-underline-width="auto" style:text-underline-color="font-color" officeooo:rsid="001e449f" officeooo:paragraph-rsid="001e449f"/>
    </style:style>
    <style:style style:name="P21" style:family="paragraph" style:parent-style-name="Standard">
      <style:text-properties style:text-underline-style="solid" style:text-underline-width="auto" style:text-underline-color="font-color" officeooo:rsid="001f69de" officeooo:paragraph-rsid="001f69de" fo:background-color="transparent"/>
    </style:style>
    <style:style style:name="P22" style:family="paragraph" style:parent-style-name="Standard">
      <style:text-properties style:text-underline-style="solid" style:text-underline-width="auto" style:text-underline-color="font-color" officeooo:rsid="0020a711" officeooo:paragraph-rsid="0020a711" fo:background-color="transparent"/>
    </style:style>
    <style:style style:name="P23" style:family="paragraph" style:parent-style-name="Standard">
      <style:text-properties style:text-underline-style="solid" style:text-underline-width="auto" style:text-underline-color="font-color" officeooo:rsid="0020b92a" officeooo:paragraph-rsid="0020b92a" fo:background-color="transparent"/>
    </style:style>
    <style:style style:name="P24" style:family="paragraph" style:parent-style-name="Standard">
      <style:text-properties style:text-underline-style="solid" style:text-underline-width="auto" style:text-underline-color="font-color" officeooo:rsid="00217471" officeooo:paragraph-rsid="00217471" fo:background-color="transparent"/>
    </style:style>
    <style:style style:name="P25" style:family="paragraph" style:parent-style-name="Standard">
      <style:text-properties style:text-underline-style="solid" style:text-underline-width="auto" style:text-underline-color="font-color" officeooo:rsid="002788fa" officeooo:paragraph-rsid="002788fa" fo:background-color="transparent"/>
    </style:style>
    <style:style style:name="P26" style:family="paragraph" style:parent-style-name="Standard">
      <style:text-properties style:text-underline-style="solid" style:text-underline-width="auto" style:text-underline-color="font-color" officeooo:rsid="0028643a" officeooo:paragraph-rsid="0028643a" fo:background-color="transparent"/>
    </style:style>
    <style:style style:name="P27" style:family="paragraph" style:parent-style-name="Standard">
      <style:text-properties style:text-underline-style="solid" style:text-underline-width="auto" style:text-underline-color="font-color" officeooo:rsid="0028643a" officeooo:paragraph-rsid="0045ab01" fo:background-color="transparent"/>
    </style:style>
    <style:style style:name="P28" style:family="paragraph" style:parent-style-name="Standard">
      <style:text-properties style:text-underline-style="solid" style:text-underline-width="auto" style:text-underline-color="font-color" officeooo:rsid="0029633c" officeooo:paragraph-rsid="0029633c" fo:background-color="transparent"/>
    </style:style>
    <style:style style:name="P29" style:family="paragraph" style:parent-style-name="Standard">
      <style:text-properties style:text-underline-style="solid" style:text-underline-width="auto" style:text-underline-color="font-color" officeooo:rsid="0028643a" officeooo:paragraph-rsid="0028643a" fo:background-color="#ffff00"/>
    </style:style>
    <style:style style:name="P30" style:family="paragraph" style:parent-style-name="Standard">
      <style:text-properties officeooo:rsid="001f69de" officeooo:paragraph-rsid="001f69de" fo:background-color="#ffff00"/>
    </style:style>
    <style:style style:name="P31" style:family="paragraph" style:parent-style-name="Standard">
      <style:text-properties style:text-underline-style="none" officeooo:rsid="0028643a" officeooo:paragraph-rsid="0028643a" fo:background-color="transparent"/>
    </style:style>
    <style:style style:name="P32" style:family="paragraph" style:parent-style-name="Standard">
      <style:text-properties style:text-underline-style="none" officeooo:rsid="005aca55" officeooo:paragraph-rsid="005aca55" fo:background-color="transparent"/>
    </style:style>
    <style:style style:name="P33" style:family="paragraph" style:parent-style-name="Standard">
      <style:text-properties style:text-underline-style="none" officeooo:rsid="0029633c" officeooo:paragraph-rsid="0029633c" fo:background-color="transparent"/>
    </style:style>
    <style:style style:name="P34" style:family="paragraph" style:parent-style-name="Standard">
      <style:text-properties style:text-underline-style="solid" style:text-underline-width="auto" style:text-underline-color="font-color" officeooo:rsid="0028643a" officeooo:paragraph-rsid="0028643a" fo:background-color="transparent"/>
    </style:style>
    <style:style style:name="P35" style:family="paragraph" style:parent-style-name="Standard">
      <style:text-properties style:text-underline-style="none" officeooo:rsid="0028643a" officeooo:paragraph-rsid="0028643a" fo:background-color="transparent"/>
    </style:style>
    <style:style style:name="P36" style:family="paragraph" style:parent-style-name="Standard">
      <style:text-properties style:text-underline-style="none" officeooo:rsid="0028643a" officeooo:paragraph-rsid="009006c1" fo:background-color="transparent"/>
    </style:style>
    <style:style style:name="P37" style:family="paragraph" style:parent-style-name="Standard">
      <style:text-properties officeooo:rsid="002788fa" officeooo:paragraph-rsid="009006c1" fo:background-color="transparent"/>
    </style:style>
    <style:style style:name="T1" style:family="text">
      <style:text-properties officeooo:rsid="001f69de"/>
    </style:style>
    <style:style style:name="T2" style:family="text">
      <style:text-properties fo:background-color="#ffff00" loext:char-shading-value="0"/>
    </style:style>
    <style:style style:name="T3" style:family="text">
      <style:text-properties officeooo:rsid="001f69de" fo:background-color="#ffff00" loext:char-shading-value="0"/>
    </style:style>
    <style:style style:name="T4" style:family="text">
      <style:text-properties officeooo:rsid="0030212d" fo:background-color="#ffff00" loext:char-shading-value="0"/>
    </style:style>
    <style:style style:name="T5" style:family="text">
      <style:text-properties officeooo:rsid="008fff78" fo:background-color="#ffff00" loext:char-shading-value="0"/>
    </style:style>
    <style:style style:name="T6" style:family="text">
      <style:text-properties officeooo:rsid="009006c1" fo:background-color="#ffff00" loext:char-shading-value="0"/>
    </style:style>
    <style:style style:name="T7" style:family="text">
      <style:text-properties officeooo:rsid="00a158ad" fo:background-color="#ffff00" loext:char-shading-value="0"/>
    </style:style>
    <style:style style:name="T8" style:family="text">
      <style:text-properties officeooo:rsid="00bf92d3" fo:background-color="#ffff00" loext:char-shading-value="0"/>
    </style:style>
    <style:style style:name="T9" style:family="text">
      <style:text-properties officeooo:rsid="00200fb9"/>
    </style:style>
    <style:style style:name="T10" style:family="text">
      <style:text-properties officeooo:rsid="0020a711"/>
    </style:style>
    <style:style style:name="T11" style:family="text">
      <style:text-properties officeooo:rsid="0020b92a"/>
    </style:style>
    <style:style style:name="T12" style:family="text">
      <style:text-properties officeooo:rsid="00217471"/>
    </style:style>
    <style:style style:name="T13" style:family="text">
      <style:text-properties officeooo:rsid="0022eeea"/>
    </style:style>
    <style:style style:name="T14" style:family="text">
      <style:text-properties officeooo:rsid="002788fa"/>
    </style:style>
    <style:style style:name="T15" style:family="text">
      <style:text-properties officeooo:rsid="0028643a"/>
    </style:style>
    <style:style style:name="T16" style:family="text">
      <style:text-properties officeooo:rsid="0029633c"/>
    </style:style>
    <style:style style:name="T17" style:family="text">
      <style:text-properties officeooo:rsid="002a74e7"/>
    </style:style>
    <style:style style:name="T18" style:family="text">
      <style:text-properties officeooo:rsid="0030212d"/>
    </style:style>
    <style:style style:name="T19" style:family="text">
      <style:text-properties officeooo:rsid="0030d63d"/>
    </style:style>
    <style:style style:name="T20" style:family="text">
      <style:text-properties style:text-underline-style="solid" style:text-underline-width="auto" style:text-underline-color="font-color"/>
    </style:style>
    <style:style style:name="T21" style:family="text">
      <style:text-properties officeooo:rsid="00393aa6"/>
    </style:style>
    <style:style style:name="T22" style:family="text">
      <style:text-properties officeooo:rsid="004b2480"/>
    </style:style>
    <style:style style:name="T23" style:family="text">
      <style:text-properties officeooo:rsid="004d21fe"/>
    </style:style>
    <style:style style:name="T24" style:family="text">
      <style:text-properties officeooo:rsid="005aca55"/>
    </style:style>
    <style:style style:name="T25" style:family="text">
      <style:text-properties officeooo:rsid="005c15ad"/>
    </style:style>
    <style:style style:name="T26" style:family="text">
      <style:text-properties officeooo:rsid="006eaa11"/>
    </style:style>
    <style:style style:name="T27" style:family="text">
      <style:text-properties officeooo:rsid="00750e9c"/>
    </style:style>
    <style:style style:name="T28" style:family="text">
      <style:text-properties officeooo:rsid="0076686f"/>
    </style:style>
    <style:style style:name="T29" style:family="text">
      <style:text-properties officeooo:rsid="007f244f"/>
    </style:style>
    <style:style style:name="T30" style:family="text">
      <style:text-properties officeooo:rsid="008c5426"/>
    </style:style>
    <style:style style:name="T31" style:family="text">
      <style:text-properties officeooo:rsid="008fff78"/>
    </style:style>
    <style:style style:name="T32" style:family="text">
      <style:text-properties officeooo:rsid="009006c1"/>
    </style:style>
    <style:style style:name="T33" style:family="text">
      <style:text-properties officeooo:rsid="00a693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Slide 1 Intro</text:p>
      <text:p text:style-name="P1">- Hello Everyone my name is Alexander Turco</text:p>
      <text:p text:style-name="P1">- Today Im going to be talking about an incredible project that I’ve had the chance to be a part of</text:p>
      <text:p text:style-name="P1">- Cells at War is a video game created by students and faculty from McMaster University and George Brown College – The game acts as an instructional tool <text:span text:style-name="T33">alongside lecture material </text:span>by teaching imoprtant cellular and molecular biology concepts to students in an engaging way.</text:p>
      <text:p text:style-name="P2">- Not only does the game have the ability to change the way students are educated, but it also serves to bring students and faculty <text:span text:style-name="T1">with different expertise, </text:span>from <text:span text:style-name="T1">different </text:span>colleges and universities together <text:span text:style-name="T1">to participate in a work-integrated learning experience</text:span></text:p>
      <text:p text:style-name="P2"><text:span text:style-name="T1">- This game is BUILT by students and educators, FOR students and educators </text:span><text:span text:style-name="T3">(important to highlight that everyones involved in the process lol)</text:span></text:p>
      <text:p text:style-name="P30"/>
      <text:p text:style-name="P21">Slide 2 – Overview</text:p>
      <text:p text:style-name="P3">- Before we begin, heres just a brief overview of what were gonna touch on today in this short period of time</text:p>
      <text:p text:style-name="P3"/>
      <text:p text:style-name="P21">Slide 3 – <text:span text:style-name="T10">What is Game-based learning</text:span></text:p>
      <text:p text:style-name="P3">- <text:span text:style-name="T9">So just a brief background on game based learning</text:span></text:p>
      <text:p text:style-name="P3">- <text:span text:style-name="T9">Game-based learning in general refers to the use of any type of game in educational settings to promote higher order thinking, social, and problem solving skills</text:span></text:p>
      <text:p text:style-name="P3">- <text:span text:style-name="T9">For the context of this study (and because we are in the digital era) game-based learning is going to refer to the use of DIGITAL GAMES/</text:span><text:span text:style-name="T10">VIDEO GAMES</text:span><text:span text:style-name="T9"> – </text:span><text:span text:style-name="T10">Digital games contain all aspects of other types of games, but they are great for simultaneously developing digital proficiency (added benefit woohoo)</text:span></text:p>
      <text:p text:style-name="P3"/>
      <text:p text:style-name="P22">Slide <text:span text:style-name="T11">4,5,6 </text:span>– The Benefits of Playing video games</text:p>
      <text:p text:style-name="P4">- <text:span text:style-name="T11">but why video games? I could give you 1000 benefits to playing video games, but in the interest of time I’ve included 3 important ones</text:span></text:p>
      <text:p text:style-name="P5">1. Video games are interactive – individuals are presented with different situations, forcing them to think critically and look for one of many solutions</text:p>
      <text:p text:style-name="P5">2. Video games are stimulating – We actually become addicted to the hormone boost our brain receives when we achieve success or an outcome in a game</text:p>
      <text:p text:style-name="P5">3. Video games are exploratory – individuals become immersed into a whole new world without boundaries, free to explore in any way they wish, at any pace they wish.</text:p>
      <text:p text:style-name="P5"/>
      <text:p text:style-name="P23">Slide 7 – The limitations of Implementing Game Based Learning</text:p>
      <text:p text:style-name="P5">- Although there are plenty of benefits to playing video games, the debate <text:span text:style-name="T12">on </text:span>using them in classroom settings is still ongoin<text:span text:style-name="T12">g</text:span></text:p>
      <text:p text:style-name="P5">- <text:span text:style-name="T12">It’s still a common belief that bringing video games into classrooms will only serve to act as a source of entertainment and amusement rather than for educative purposes</text:span></text:p>
      <text:p text:style-name="P5">- <text:span text:style-name="T12">Also, educators lack technological and pedagogical supports to develop their understanding of game-based learning, and they are rarely involved in the development of these educational video games, making it difficult to feel comfortable using them.</text:span></text:p>
      <text:p text:style-name="P5"/>
      <text:p text:style-name="P5"/>
      <text:p text:style-name="P5"/>
      <text:p text:style-name="P5"/>
      <text:p text:style-name="P5"/>
      <text:p text:style-name="P6"/>
      <text:p text:style-name="P24"><text:soft-page-break/>Slide 8 – Cells at War Game Design Process</text:p>
      <text:p text:style-name="P7">- <text:span text:style-name="T13">In the development of Cells at War however, educators are working alongside students </text:span><text:span text:style-name="T14">throughout the entire game design process, beginning with the brainstorming stage</text:span></text:p>
      <text:p text:style-name="P7"/>
      <text:p text:style-name="P7">- <text:span text:style-name="T14">This is concept development begins – in this stage Biology students from McMaster University and game designers, artists, programmers, and animators from George Brown College came together to exchange information about the biology behind the game, and how they wanted to gamify it.</text:span></text:p>
      <text:p text:style-name="P8">- Supervisors then took the elements they liked from this stage, and the game production begins</text:p>
      <text:p text:style-name="P8">- <text:span text:style-name="T30">In the game production stage </text:span>is where students from george brown college bring the game to life through programming, <text:span text:style-name="T30">user interface design,</text:span> and art assets – McMaster students acted as Subject Matter Experts, ensuring biological accuracy in the assets created.</text:p>
      <text:p text:style-name="P8"/>
      <text:p text:style-name="P8">- Once all the assets came together, we launched the game in BIO1A03 for students to try out.</text:p>
      <text:p text:style-name="P8"/>
      <text:p text:style-name="P25">Slide 9 – Example Assets</text:p>
      <text:p text:style-name="P8">- These are just some example assets created by some of the George Brown Team <text:span text:style-name="T15">(lysosome,glucose molecules, cytoskeleton components,glucose transporter)</text:span>.</text:p>
      <text:p text:style-name="P8">- <text:span text:style-name="T31">And I just want to remind you all that </text:span>We have artists with very little biology knowledge, but through this collaborative process they are able to learn and make biological art better than any textbook I have ever seen.</text:p>
      <text:p text:style-name="P8"/>
      <text:p text:style-name="P26">Slide 10 – Some Gameplay</text:p>
      <text:p text:style-name="P31">- <text:span text:style-name="T31">Cells at war teaches students important cellular and molecular biology concepts through focusing on a rare, single gene disease called Pompe Disease. Pompe disease causes skeletal and cardiac muscle weakness due to the accumulation of glycogen within lysosomes.</text:span></text:p>
      <text:p text:style-name="P31">- <text:span text:style-name="T5">Students are presented lecture material pertaining to the different stages of the disease, and after each stage is explained, students get to utilize </text:span><text:span text:style-name="T8">engaging </text:span><text:span text:style-name="T5">video-game dynamics in order to </text:span><text:span text:style-name="T8">better understand the biological mechanisms behind disease. </text:span></text:p>
      <text:p text:style-name="P31">- <text:span text:style-name="T31">Students are taught important cellular and molecular biology concepts such as </text:span><text:span text:style-name="T32">the structure of the cell, how genes are transcribed into proteins and how mutations in DNA sequences can affect the protein that is transcribed, ultimately causing a variety of other downstream effects in the body</text:span></text:p>
      <text:p text:style-name="P37">- <text:span text:style-name="T15">This is some gameplay of what we created. the player is tasked with breaking down glycogen </text:span><text:span text:style-name="T32">in the lysosome</text:span><text:span text:style-name="T15"> with an enzyme, and then </text:span><text:span text:style-name="T32">subsequently </text:span><text:span text:style-name="T15">bringing the glucose moleucles to the transporter</text:span><text:span text:style-name="T32">s </text:span><text:span text:style-name="T15">to exit the lysosome. There are 3 level</text:span><text:span text:style-name="T32">s and</text:span><text:span text:style-name="T15"> each has different </text:span><text:span text:style-name="T32">amounts</text:span><text:span text:style-name="T15"> of enzyme </text:span><text:span text:style-name="T16">available to players</text:span><text:span text:style-name="T15"> </text:span><text:span text:style-name="T16">due to </text:span><text:span text:style-name="T32">the different stages of the disease</text:span></text:p>
      <text:p text:style-name="P37"><text:span text:style-name="T15">- </text:span><text:span text:style-name="T32">This </text:span><text:span text:style-name="T15">resu</text:span><text:span text:style-name="T32">lts in different outcomes for players and allows them to explore the differences between healthy individuals and individuals with Pompe Disease.</text:span></text:p>
      <text:p text:style-name="P9"/>
      <text:p text:style-name="P26">Slide 11 – Collecting Student Feedback/</text:p>
      <text:p text:style-name="P10">- <text:span text:style-name="T16">After launching the game in BIO1A03 last year, we asked students to participate in a survey </text:span><text:span text:style-name="T17">we created based on the NSSE Survey questions</text:span><text:span text:style-name="T16">. 150 students in BIO1A03 who played the game participated in the survey. </text:span></text:p>
      <text:p text:style-name="P10"/>
      <text:p text:style-name="P26">Slide 12 – How much Time students Spend Playing Video Games</text:p>
      <text:p text:style-name="P10">- <text:span text:style-name="T18">The survey data indicated that 44% of students did not play video games at all</text:span></text:p>
      <text:p text:style-name="P10">- <text:span text:style-name="T18">Despite the fact that half of the participants did not play video games, their written comments emphasize the highly accessible nature of the game and the easy to learn controls – </text:span><text:span text:style-name="T4">you do NOT have to be a gamer to be able to learn from games</text:span></text:p>
      <text:p text:style-name="P10"/>
      <text:p text:style-name="P26"><text:soft-page-break/>Slide 13 – Types of Courses Taken at McMaster University</text:p>
      <text:p text:style-name="P10">- <text:span text:style-name="T19">We also collected data which indicated that 40% of students were taking mostly hybrid/blended learning courses</text:span></text:p>
      <text:p text:style-name="P13">- 19% of students returned to mostly in-person classes while 5% remained taking mostly remote the courses –<text:span text:style-name="T2"> </text:span><text:span text:style-name="T7">these results were collected at the time pandemic restrictions were just being lifted and students were beginning to come back to in-person classes.</text:span></text:p>
      <text:p text:style-name="P13">- This highlights the shift from traditional teaching practices towards more innovative educational practices, even post COVID19 these practices still remain</text:p>
      <text:p text:style-name="P10"/>
      <text:p text:style-name="P10">S<text:span text:style-name="T20">lide 14 – During the Current School Year, How Often Have you Done the Following</text:span></text:p>
      <text:p text:style-name="P14">- Students were asked <text:span text:style-name="T21">to report how often they had done the following during the school year</text:span></text:p>
      <text:p text:style-name="P15">1. Combined ideas from different courses when completing assignments</text:p>
      <text:p text:style-name="P15">2. Connected learning to societal/Health related issues</text:p>
      <text:p text:style-name="P15">3. Learned something that changed Understanding of an issue/concept</text:p>
      <text:p text:style-name="P15">4. Connected Ideas from courses to prior experiences and knowledge</text:p>
      <text:p text:style-name="P15">- <text:span text:style-name="T22">The results indicated that the majority of students were either “sometimes” doing these things, or doing them “often”</text:span></text:p>
      <text:p text:style-name="P15">- <text:span text:style-name="T22">a small portion of students said they did these things very often</text:span></text:p>
      <text:p text:style-name="P10"/>
      <text:p text:style-name="P27">Slide 1<text:span text:style-name="T22">5 </text:span>– How could game based learning help with the following</text:p>
      <text:p text:style-name="P11">- <text:span text:style-name="T22">The same 4 questions were given to students, but for this question, we asked participants how game based learning could help with doing those 4 things</text:span></text:p>
      <text:p text:style-name="P11">- <text:span text:style-name="T22">What I want to highlight here is </text:span><text:span text:style-name="T23">the difference in the number of students who responded “very much” to these questions in comparison to the last question</text:span></text:p>
      <text:p text:style-name="P11">- <text:span text:style-name="T23">There was a 22% increase in the number of respondants who said that game-based learning would help connect their learning to societal/health related issues </text:span></text:p>
      <text:p text:style-name="P10"/>
      <text:p text:style-name="P26">Slide 1<text:span text:style-name="T22">6 </text:span>– How much does coursework emphasize the following</text:p>
      <text:p text:style-name="P16">Similar to the last style of question, we asked students how much their coursework emphasized</text:p>
      <text:p text:style-name="P16">1. Memorizing course material</text:p>
      <text:p text:style-name="P16">2. Applying Facts, Theories, Methods to Problems/New Situations</text:p>
      <text:p text:style-name="P17">3. Analyzing an Idea, Experience, or line of Reasoning in Depth</text:p>
      <text:p text:style-name="P17">4. Forming a new Idea or understanding from various pieces of information</text:p>
      <text:p text:style-name="P17"/>
      <text:p text:style-name="P17">- 41% of students responded that their coursework emphasized memorization Very Much</text:p>
      <text:p text:style-name="P17">- In all other three cases, The majority of students reported their coursework emphasizing these things “Quite a bit”</text:p>
      <text:p text:style-name="P10"/>
      <text:p text:style-name="P26">Slide 17 – If BIO1A03 added a GBL Component How would it improve motivation to do the following</text:p>
      <text:p text:style-name="P31">- <text:span text:style-name="T24">Following the last question, students were asked how adding a game based learning component would improve motivation to do the same 4 things as above</text:span></text:p>
      <text:p text:style-name="P31">- <text:span text:style-name="T24">we see an overall increase in the number of students responding “Very much” in all cases, except for memorizing course material – I think This is good because we dont want to emphasize memorization with this game, but rather understanding through play.</text:span></text:p>
      <text:p text:style-name="P10"/>
      <text:p text:style-name="P26">Slide 18 – How likely is it you would play cells at war on your own time to consolidate material taught during class</text:p>
      <text:p text:style-name="P32">Moving on to the final couple questions – we asked how likely students would be to play the video game on their own time to consolidate material taught during class</text:p>
      <text:p text:style-name="P32"><text:soft-page-break/>- <text:span text:style-name="T25">43% of students reported being somewhat likely to do this, while 17% of students reported being very likely to do this. - students are willing to learn in new ways that are more engaging than reading textbooks and slide decks.</text:span></text:p>
      <text:p text:style-name="P26"/>
      <text:p text:style-name="P26">Slide 19 – How prepared would you feel if given a Quiz on Pompe Disease based on cells at War, compared to studying off traditional lecture slides</text:p>
      <text:p text:style-name="P18">Finally, we asked students how prepared they would feel if given a quiz on Pompe Disease based on playing Cells at War, compared to studying off traditional lecture slides</text:p>
      <text:p text:style-name="P18">- The majority of students reported they would feel either somewhat or very prepared</text:p>
      <text:p text:style-name="P18">- This s<text:span text:style-name="T26">hows the potential game based learning has to be a powerful educational tool that students can utilize independently to practice and study for assessements.</text:span></text:p>
      <text:p text:style-name="P18"/>
      <text:p text:style-name="P29">Slide 20 – Conclusions</text:p>
      <text:p text:style-name="P36">- Game based learning approaches have the potential to be utilized <text:span text:style-name="T32">alongside </text:span>lecture <text:span text:style-name="T32">material </text:span>as interactive educational tools for students <text:span text:style-name="T32">to be able to explore content in a different way</text:span>,</text:p>
      <text:p text:style-name="P36">- <text:span text:style-name="T32">But this comes with an exception as all things in Biology do, </text:span>the educator must be engaged in the game design process with the students.</text:p>
      <text:p text:style-name="P31">- Implementing Game-based learning practices could improve student motivation to apply and analyze what they learn, and use it to form new understandings of concepts.</text:p>
      <text:p text:style-name="P31">- In a cohort where many students did not play video games, learning to play did not distract from understanding the content.</text:p>
      <text:p text:style-name="P31">- Not only benefits for the students playing the game, but also for the team of students and supervisors from different schools, in different programs, all collaborating with eachother</text:p>
      <text:p text:style-name="P31"/>
      <text:p text:style-name="P28">Slide 21 – Future Work</text:p>
      <text:p text:style-name="P33">- <text:span text:style-name="T27">Just to quickly go over some of the work currently being done on this project</text:span></text:p>
      <text:p text:style-name="P33">- <text:span text:style-name="T27">We are at the end of development of a new type 1 diabetes game that we want to introduce to not only students, but children diagnosed with Type 1 Diabetes</text:span></text:p>
      <text:p text:style-name="P33">- <text:span text:style-name="T27">We are expanding </text:span><text:span text:style-name="T28">game based learning to other domains across STEAM – right now we are working on </text:span><text:span text:style-name="T29">games</text:span><text:span text:style-name="T28"> for first year physics students and first year music students.</text:span></text:p>
      <text:p text:style-name="P33">- <text:span text:style-name="T29">Finally we are getting more institutions involved... The diabetes game created this year was also developed in collaboration with the University of Wollongong in Australia... Both McMaster and Wollongong will use the game in place of specific lecture material.</text:span></text:p>
      <text:p text:style-name="P12"/>
      <text:p text:style-name="P28">Slide 22 – Acknowledgements</text:p>
      <text:p text:style-name="P12">- <text:span text:style-name="T24">With that, I would like to thank Rosa da Silva for being such a great supervisor and mentor – this project has helped me figure out all the things I am capable of</text:span></text:p>
      <text:p text:style-name="P12">- <text:span text:style-name="T26">Big thanks to JP as well who has showed me the beauty and potential of programming without being a rude programmer.</text:span></text:p>
      <text:p text:style-name="P12">- <text:span text:style-name="T24">I would also like to thank Bianca Flaim, I tell her everyday that I don’t know what I’d do without her and I mean it</text:span></text:p>
      <text:p text:style-name="P12">- <text:span text:style-name="T24">I would also like to thank the McMaster and George Brown Teams for being the classiest, talented, most respectful, and most hard working bunch of people, we are doing great things for education.</text:span></text:p>
      <text:p text:style-name="P12">- <text:span text:style-name="T24">Thank you to CEWIL for giving us the opportunity for continue with this amazing</text:span><text:span text:style-name="T29">ly unique</text:span><text:span text:style-name="T24"> project</text:span></text:p>
      <text:p text:style-name="P12"/>
      <text:p text:style-name="P19">Thank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3:52:18.242676616</meta:creation-date>
    <dc:date>2023-04-07T15:39:19.077366292</dc:date>
    <meta:editing-duration>PT4H47M41S</meta:editing-duration>
    <meta:editing-cycles>19</meta:editing-cycles>
    <meta:generator>LibreOffice/7.3.7.2$Linux_X86_64 LibreOffice_project/30$Build-2</meta:generator>
    <meta:document-statistic meta:table-count="0" meta:image-count="0" meta:object-count="0" meta:page-count="4" meta:paragraph-count="93" meta:word-count="2032" meta:character-count="12193" meta:non-whitespace-character-count="10219"/>
  </office:meta>
</office:document-meta>
</file>